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automatic-styles>
    <style:style style:name="Tabell1" style:family="table">
      <style:table-properties style:width="13.189cm" table:align="left" style:writing-mode="lr-tb"/>
    </style:style>
    <style:style style:name="Tabell1.A" style:family="table-column">
      <style:table-column-properties style:column-width="5.378cm"/>
    </style:style>
    <style:style style:name="Tabell1.B" style:family="table-column">
      <style:table-column-properties style:column-width="1.893cm"/>
    </style:style>
    <style:style style:name="Tabell1.C" style:family="table-column">
      <style:table-column-properties style:column-width="5.918cm"/>
    </style:style>
    <style:style style:name="Tabell1.A1" style:family="table-cell">
      <style:table-cell-properties style:vertical-align="middle" fo:padding="0.049cm" fo:border="none"/>
    </style:style>
    <style:style style:name="P1" style:family="paragraph" style:parent-style-name="Standard" style:list-style-name="WWNum29"/>
    <style:style style:name="P2" style:family="paragraph" style:parent-style-name="Standard" style:list-style-name="WWNum30"/>
    <style:style style:name="P3" style:family="paragraph">
      <loext:graphic-properties draw:fill="solid" draw:fill-color="#a0a0a0"/>
      <style:paragraph-properties fo:text-align="center"/>
    </style:style>
    <style:style style:name="P4" style:family="paragraph" style:parent-style-name="Standard" style:list-style-name="WWNum59"/>
    <style:style style:name="P5" style:family="paragraph" style:parent-style-name="Standard" style:list-style-name="WWNum60"/>
    <style:style style:name="P6" style:family="paragraph" style:parent-style-name="Standard" style:list-style-name="WWNum61"/>
    <style:style style:name="P7" style:family="paragraph" style:parent-style-name="Standard" style:list-style-name="WWNum62"/>
    <style:style style:name="P8" style:family="paragraph" style:parent-style-name="Standard" style:list-style-name="WWNum63"/>
    <style:style style:name="P9" style:family="paragraph" style:parent-style-name="Standard" style:list-style-name="WWNum74"/>
    <style:style style:name="P10" style:family="paragraph" style:parent-style-name="Standard" style:list-style-name="WWNum75"/>
    <style:style style:name="P11" style:family="paragraph" style:parent-style-name="Standard">
      <style:text-properties style:font-name="Segoe UI Emoji" fo:font-weight="bold" style:font-weight-asian="bold" style:font-name-complex="Segoe UI Emoji1" style:font-weight-complex="bold"/>
    </style:style>
    <style:style style:name="P12" style:family="paragraph" style:parent-style-name="Standard" style:list-style-name="WWNum87"/>
    <style:style style:name="P13" style:family="paragraph" style:parent-style-name="Standard" style:list-style-name="WWNum88"/>
    <style:style style:name="P14" style:family="paragraph" style:parent-style-name="Standard" style:list-style-name="WWNum103"/>
    <style:style style:name="P15" style:family="paragraph" style:parent-style-name="Heading_20_3"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17" style:family="paragraph" style:parent-style-name="Horizontal_20_Line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8" style:family="paragraph" style:parent-style-name="Heading_20_3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19" style:family="paragraph" style:parent-style-name="Text_20_body" style:list-style-name="L1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0" style:family="paragraph" style:parent-style-name="Text_20_body" style:list-style-name="L2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1" style:family="paragraph" style:parent-style-name="Text_20_body" style:list-style-name="L3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2" style:family="paragraph" style:parent-style-name="Text_20_body" style:list-style-name="L4">
      <style:paragraph-properties fo:margin-top="0cm" fo:margin-bottom="0.282cm" style:contextual-spacing="false" fo:line-height="108%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cm" fo:margin-bottom="0.282cm" style:contextual-spacing="false"/>
      <style:text-properties fo:font-weight="bold" style:font-weight-asian="bold" style:font-weight-complex="bold"/>
    </style:style>
    <style:style style:name="P24" style:family="paragraph" style:parent-style-name="Heading_20_2">
      <style:paragraph-properties fo:margin-top="0cm" fo:margin-bottom="0.282cm" style:contextual-spacing="false"/>
    </style:style>
    <style:style style:name="P25" style:family="paragraph" style:parent-style-name="Text_20_body">
      <style:paragraph-properties fo:margin-top="0cm" fo:margin-bottom="0.282cm" style:contextual-spacing="false" fo:line-height="108%"/>
    </style:style>
    <style:style style:name="P26" style:family="paragraph" style:parent-style-name="Horizontal_20_Line">
      <style:paragraph-properties fo:margin-top="0cm" fo:margin-bottom="0.282cm" style:contextual-spacing="false"/>
    </style:style>
    <style:style style:name="P27" style:family="paragraph" style:parent-style-name="Heading_20_3">
      <style:paragraph-properties fo:margin-top="0cm" fo:margin-bottom="0.282cm" style:contextual-spacing="false"/>
    </style:style>
    <style:style style:name="P28" style:family="paragraph" style:parent-style-name="Text_20_body" style:list-style-name="L5">
      <style:paragraph-properties fo:margin-top="0cm" fo:margin-bottom="0.282cm" style:contextual-spacing="false" fo:line-height="108%"/>
    </style:style>
    <style:style style:name="P29" style:family="paragraph" style:parent-style-name="Preformatted_20_Text" style:list-style-name="L5">
      <style:paragraph-properties fo:margin-left="0cm" fo:margin-right="0cm" fo:margin-top="0cm" fo:margin-bottom="0.282cm" style:contextual-spacing="false" fo:text-indent="0cm" style:auto-text-indent="false" style:writing-mode="lr-tb"/>
    </style:style>
    <style:style style:name="P30" style:family="paragraph" style:parent-style-name="Preformatted_20_Text" style:list-style-name="L5">
      <style:paragraph-properties fo:margin-top="0cm" fo:margin-bottom="0.282cm" style:contextual-spacing="false" style:writing-mode="lr-tb"/>
    </style:style>
    <style:style style:name="P31" style:family="paragraph" style:parent-style-name="Text_20_body" style:list-style-name="L6">
      <style:paragraph-properties fo:margin-top="0cm" fo:margin-bottom="0.282cm" style:contextual-spacing="false" fo:line-height="108%"/>
    </style:style>
    <style:style style:name="P32" style:family="paragraph" style:parent-style-name="Text_20_body" style:list-style-name="L7">
      <style:paragraph-properties fo:margin-top="0cm" fo:margin-bottom="0.282cm" style:contextual-spacing="false" fo:line-height="108%"/>
    </style:style>
    <style:style style:name="P33" style:family="paragraph" style:parent-style-name="Text_20_body" style:list-style-name="L8">
      <style:paragraph-properties fo:margin-top="0cm" fo:margin-bottom="0.282cm" style:contextual-spacing="false" fo:line-height="10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 Emoji" fo:font-weight="bold" style:font-weight-asian="bold" style:font-name-complex="Segoe UI Emoji1" style:font-weight-complex="bold"/>
    </style:style>
    <style:style style:name="T3" style:family="text">
      <style:text-properties fo:font-family="'Cambria Math'" style:font-family-generic="roman" style:font-pitch="variable" style:font-family-complex="'Cambria Math'" style:font-family-generic-complex="system" style:font-pitch-complex="variable"/>
    </style:style>
    <style:style style:name="T4" style:family="text">
      <style:text-properties fo:font-family="Aptos" style:font-family-generic="swiss" style:font-pitch="variable" style:font-name-complex="Aptos1"/>
    </style:style>
    <style:style style:name="T5" style:family="text">
      <style:text-properties style:font-name="Segoe UI Emoji" style:font-name-complex="Segoe UI Emoji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Aptos" style:font-family-generic="swiss" style:font-pitch="variable" fo:font-weight="bold" style:font-weight-asian="bold" style:font-name-complex="Aptos1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M7.6 — Watt-engine v1 &amp; Precision Watt v1.0 (Backend)</text:span></text:p>
      <text:p text:style-name="Standard" loext:marker-style-name="T1"><text:span text:style-name="T1">S1 — Datagrunnlag &amp; modus (</text:span><text:span text:style-name="T2">⚙️</text:span><text:span text:style-name="T1">) </text:span><text:span text:style-name="T2">✅</text:span><text:span text:style-name="T1"> Ferdig</text:span></text:p>
      <text:p text:style-name="Standard"><text:span text:style-name="T1">Oppgaver</text:span></text:p>
      <text:list text:style-name="WWNum29">
        <text:list-item>
          <text:p text:style-name="P1">Strava OAuth &amp; activity fetch (fields/streams mappes).</text:p>
        </text:list-item>
        <text:list-item>
          <text:p text:style-name="P1">Auto-deteksjon indoor/outdoor (trainer, sport_type, device_watts).</text:p>
        </text:list-item>
        <text:list-item>
          <text:p text:style-name="P1">CLI-flag: --mode roller|outdoor (rute til riktig pipeline).</text:p>
        </text:list-item>
      </text:list>
      <text:p text:style-name="Standard"><text:span text:style-name="T1">DoD</text:span></text:p>
      <text:list text:style-name="WWNum30">
        <text:list-item>
          <text:p text:style-name="P2">Fetch av én aktivitet med streams OK.</text:p>
        </text:list-item>
        <text:list-item>
          <text:p text:style-name="P2">Indoor/outdoor korrekt i logg + JSON.</text:p>
        </text:list-item>
        <text:list-item>
          <text:p text:style-name="P2">--mode påvirker kjørevei.</text:p>
        </text:list-item>
      </text:list>
      <text:p text:style-name="Standard"><text:span text:style-name="T1">Estimert:</text:span> 8–12h</text:p>
      <text:p text:style-name="Standard"><draw:rect text:anchor-type="as-char" style:rel-width="100%" draw:z-index="0" draw:style-name="gr1" draw:text-style-name="P3" svg:width="16.003cm" svg:height="0.054cm"><text:p/></draw:rect></text:p>
      <text:p text:style-name="Standard" loext:marker-style-name="T1"><text:span text:style-name="T1">S1B — No-watt fallback &amp; policy (</text:span><text:span text:style-name="T2">⚠️</text:span><text:span text:style-name="T1">)</text:span><text:span text:style-name="T2">✅</text:span><text:span text:style-name="T1"> Ferdig</text:span></text:p>
      <text:p text:style-name="Standard"><text:span text:style-name="T1">Oppgaver</text:span></text:p>
      <text:list text:style-name="WWNum59">
        <text:list-item>
          <text:p text:style-name="P4">Backend: rute økter uten watt eller device_watts=False til hr_only pipeline.</text:p>
        </text:list-item>
        <text:list-item>
          <text:p text:style-name="P4">Frontend (senere i M8): vise varsel “Ingen effekt-data registrert – enkelte metrikker begrenset.”</text:p>
        </text:list-item>
        <text:list-item>
          <text:p text:style-name="P4">Logging: structured WARN med no_power_reason.</text:p>
        </text:list-item>
        <text:list-item>
          <text:p text:style-name="P4">Metrics: sessions_no_power_total, sessions_device_watts_false_total.</text:p>
        </text:list-item>
        <text:list-item>
          <text:p text:style-name="P4"><text:span text:style-name="T1">Git hygiene:</text:span> oppdatere .gitignore for å ekskludere secrets/, state/, cli/tokens.py; legge til eksempelfiler (tokens_example.py, last_import.sample.json) slik at repoet er rent, men nye miljøer kan settes opp uten hemmeligheter.</text:p>
        </text:list-item>
      </text:list>
      <text:p text:style-name="Standard"><text:span text:style-name="T1">DoD</text:span></text:p>
      <text:list text:style-name="WWNum60">
        <text:list-item>
          <text:p text:style-name="P5">pytest fixture for økt uten watt.</text:p>
        </text:list-item>
        <text:list-item>
          <text:p text:style-name="P5">Rust analyzer-test: JSON har mode="hr_only", ingen panic.</text:p>
        </text:list-item>
        <text:list-item>
          <text:p text:style-name="P5">Varsel vises i publish (dry-run).</text:p>
        </text:list-item>
        <text:list-item>
          <text:p text:style-name="P5">.gitignore skjuler secrets/state; eksempelfiler ligger i repo.</text:p>
        </text:list-item>
      </text:list>
      <text:p text:style-name="Standard"><text:span text:style-name="T1">Estimert:</text:span> 8–10h (inkl. git hygiene)</text:p>
      <text:p text:style-name="Standard"><draw:rect text:anchor-type="as-char" style:rel-width="100%" draw:z-index="1" draw:style-name="gr1" draw:text-style-name="P3" svg:width="16.003cm" svg:height="0.054cm"><text:p/></draw:rect></text:p>
      <text:p text:style-name="Standard"><text:span text:style-name="T1">S2 — Vær &amp; profiler (</text:span><text:span text:style-name="T2">🌤️</text:span><text:span text:style-name="T1">)</text:span> Oppgaver</text:p>
      <text:list text:style-name="WWNum61">
        <text:list-item>
          <text:p text:style-name="P6">Værklient (vind, temp, trykk) + caching per (lat,lon,timestamp).</text:p>
        </text:list-item>
        <text:list-item>
          <text:p text:style-name="P6">Profilsettings: total vekt, sykkeltype, dekk/underlag (Crr preset).</text:p>
        </text:list-item>
        <text:list-item>
          <text:p text:style-name="P6">Persist profil i enkel JSON/kv-store.</text:p>
        </text:list-item>
      </text:list>
      <text:p text:style-name="Standard"><text:soft-page-break/>DoD • 95% cache-hit på re-kjøringer samme økt. • Validering av profil (mangler <text:span text:style-name="T3">⇒</text:span> default + <text:span text:style-name="T4">“</text:span>estimat<text:span text:style-name="T4">”</text:span>-flagg). <text:span text:style-name="T5">🆕</text:span> <text:span text:style-name="T6">CI: Hopp over sanity-test (</text:span>test_strava_client.py<text:span text:style-name="T6">) – publiseringsflyt ikke berørt.</text:span></text:p>
      <text:p text:style-name="Standard">Estimert: 8–12h Husker ikke faktisk tid. </text:p>
      <text:p text:style-name="Standard"><text:span text:style-name="T1">S3 — Fysikkmotor (</text:span><text:span text:style-name="T2">🚴</text:span><text:span text:style-name="T1">)</text:span> Oppgaver</text:p>
      <text:list text:style-name="WWNum62">
        <text:list-item>
          <text:p text:style-name="P7">Kraftmodell: gravitasjon, rulling (Crr), aero (CdA), akselerasjon.</text:p>
        </text:list-item>
        <text:list-item>
          <text:p text:style-name="P7">Høyde-smoothing (DEM/kalman/savgol), outlier-kutt (stopp/sving).</text:p>
        </text:list-item>
        <text:list-item>
          <text:p text:style-name="P7">Sample-vis watt + 3–5s glatting + NP/avg.</text:p>
        </text:list-item>
      </text:list>
      <text:p text:style-name="Standard">DoD • Golden test på syntetisk segment (flat, bakke, varierende vind). • cargo test viser stabile tall (±1–2W). <text:span text:style-name="T5">🆕</text:span> <text:span text:style-name="T6">Golden test inkluderes i CI for stabilitet.</text:span></text:p>
      <text:p text:style-name="Standard">Estimert: 16–24h ca 16 timer</text:p>
      <text:p text:style-name="Standard"><text:span text:style-name="T1">S4 — Kalibrering (CdA/Crr-fit) (</text:span><text:span text:style-name="T2">🎯</text:span><text:span text:style-name="T1">)</text:span> Oppgaver</text:p>
      <text:list text:style-name="WWNum63">
        <text:list-item>
          <text:p text:style-name="P8">Kalibreringsprosedyre (5–8 min, 3–6 % bakke).</text:p>
        </text:list-item>
        <text:list-item>
          <text:p text:style-name="P8">Fit CdA/Crr fra data (uten powermeter).</text:p>
        </text:list-item>
        <text:list-item>
          <text:p text:style-name="P8">Lagre pr sykkel/profil; bruk globalt i beregninger.</text:p>
        </text:list-item>
      </text:list>
      <text:p text:style-name="Standard">DoD • Reproducible fit på testdata. • MAE ≤ 10% på kalibreringssegment mot powermeter-aktivitet. • Flagget “Kalibrert: Ja/Nei” i output. <text:span text:style-name="T5">🆕</text:span> <text:span text:style-name="T6">Testavhengighet følger datastrøm fra S2 → S3 → S4.</text:span></text:p>
      <text:p text:style-name="Standard">Estimert: 12–18h Faktisk Tid ca 18t</text:p>
      <text:p text:style-name="Standard" loext:marker-style-name="T1"><text:span text:style-name="T1">Kommende sprinter (oppdatert pr 23.09.2025)</text:span><text:span text:style-name="T1"/></text:p>
      <text:p text:style-name="Standard" loext:marker-style-name="T1"><text:span text:style-name="T1">S5 — Indoor/outdoor-pipeline + GPS/Wind (</text:span><text:span text:style-name="T2">🧪🧭💨</text:span><text:span text:style-name="T1">)</text:span></text:p>
      <text:p text:style-name="Standard"><text:span text:style-name="T1">Oppgaver:</text:span></text:p>
      <text:list text:style-name="WWNum74">
        <text:list-item>
          <text:p text:style-name="P9">Indoor: device_watts direkte, fallback-estimat når mangler (marker tydelig).</text:p>
        </text:list-item>
        <text:list-item>
          <text:p text:style-name="P9">Outdoor: heading ut fra GPS-koordinater (sample[i]→sample[i+1]).</text:p>
        </text:list-item>
        <text:list-item>
          <text:p text:style-name="P9">Vindkorreksjon: kombiner heading + vær (vindhastighet/retning).</text:p>
        </text:list-item>
        <text:list-item>
          <text:p text:style-name="P9">Oppdater compute_power med v_rel.</text:p>
        </text:list-item>
        <text:list-item>
          <text:p text:style-name="P9">CLI-output: felt wind_rel, calibrated.</text:p>
        </text:list-item>
        <text:list-item>
          <text:p text:style-name="P9">Tester: syntetiske ruter (Horten–Sande–retur).</text:p>
        </text:list-item>
      </text:list>
      <text:p text:style-name="Standard"><text:span text:style-name="T1">DoD:</text:span></text:p>
      <text:list text:style-name="WWNum75">
        <text:list-item>
          <text:p text:style-name="P10">Indoor-output identisk med baseline.</text:p>
        </text:list-item>
        <text:list-item>
          <text:p text:style-name="P10">Outdoor korrigerer watt i henhold til vindretning.</text:p>
        </text:list-item>
        <text:list-item>
          <text:p text:style-name="P10">Golden-test: deterministisk output ±1–2W.</text:p>
        </text:list-item>
        <text:list-item>
          <text:p text:style-name="P10">CLI viser wind_rel og calibrated: Ja/Nei.</text:p>
        </text:list-item>
        <text:list-item>
          <text:p text:style-name="P10">MAE ≤10 % på testsegment med kjent vind.</text:p>
        </text:list-item>
      </text:list>
      <text:p text:style-name="Standard"><text:span text:style-name="T1">Estimert:</text:span> 14–18h Faktisk Tid 12 TImer</text:p>
      <text:p text:style-name="Standard"><text:soft-page-break/><draw:rect text:anchor-type="as-char" style:rel-width="100%" draw:z-index="2" draw:style-name="gr1" draw:text-style-name="P3" svg:width="16.003cm" svg:height="0.054cm"><text:p/></draw:rect></text:p>
      <text:p text:style-name="P11" loext:marker-style-name="T2"/>
      <text:p text:style-name="Standard" loext:marker-style-name="T1"><text:span text:style-name="T2">📅</text:span><text:span text:style-name="T1"> Sprintplan (oppdatert 26.09.2025)</text:span></text:p>
      <text:p text:style-name="Standard"><draw:rect text:anchor-type="as-char" style:rel-width="100%" draw:z-index="3" draw:style-name="gr1" draw:text-style-name="P3" svg:width="16.003cm" svg:height="0.054cm"><text:p/></draw:rect></text:p>
      <text:p text:style-name="Standard" loext:marker-style-name="T1"><text:span text:style-name="T2">✅</text:span><text:span text:style-name="T1"> S6 — CLI/Reports &amp; observabilitet (</text:span><text:span text:style-name="T2">📈</text:span><text:span text:style-name="T7">🪵</text:span><text:span text:style-name="T1">)</text:span></text:p>
      <text:p text:style-name="Standard"><text:span text:style-name="T1">Ferdig</text:span> – se sprintlogg.<text:line-break/><text:span text:style-name="T1">Faktisk tid:</text:span> 6h (estimert 6–8h). Faktisk Tid 6 Timer</text:p>
      <text:p text:style-name="Standard"><draw:rect text:anchor-type="as-char" style:rel-width="100%" draw:z-index="4" draw:style-name="gr1" draw:text-style-name="P3" svg:width="16.003cm" svg:height="0.054cm"><text:p/></draw:rect></text:p>
      <text:p text:style-name="Standard" loext:marker-style-name="T1"><text:span text:style-name="T2">🛡️</text:span><text:span text:style-name="T1"> S7 — QA &amp; hardening</text:span></text:p>
      <text:p text:style-name="Standard"><text:span text:style-name="T1">Oppgaver:</text:span></text:p>
      <text:list text:style-name="WWNum87">
        <text:list-item>
          <text:p text:style-name="P12">Edge-cases: manglende vær, GPS-drift, null HR, kort økt.</text:p>
        </text:list-item>
        <text:list-item>
          <text:p text:style-name="P12">Flere golden-tester (ekte rides + variasjon i vær/terreng).</text:p>
        </text:list-item>
        <text:list-item>
          <text:p text:style-name="P12">Golden på økter uten powermeter + plausibilitet mot HR/trend.</text:p>
        </text:list-item>
        <text:list-item>
          <text:p text:style-name="P12">Oppdatér CGS v1.1 kobling.</text:p>
        </text:list-item>
        <text:list-item>
          <text:p text:style-name="P12"><text:span text:style-name="T5">🆕</text:span> Refaktorér testsetup m/ helpers (conftest.py, test_utils.rs).</text:p>
        </text:list-item>
        <text:list-item>
          <text:p text:style-name="P12"><text:span text:style-name="T5">🆕</text:span> Innfør JSON-schema versjonering for CLI/API-output.</text:p>
        </text:list-item>
        <text:list-item>
          <text:p text:style-name="P12"><text:span text:style-name="T5">🆕</text:span> Sikre at alle testdatasett har ≥30 samples (indoor + outdoor).</text:p>
        </text:list-item>
      </text:list>
      <text:p text:style-name="Standard"><text:span text:style-name="T1">DoD:</text:span></text:p>
      <text:list text:style-name="WWNum88">
        <text:list-item>
          <text:p text:style-name="P13">Alle tester grønne (pytest + cargo).</text:p>
        </text:list-item>
        <text:list-item>
          <text:p text:style-name="P13">CGS konsumerer nye felter uten regress.</text:p>
        </text:list-item>
        <text:list-item>
          <text:p text:style-name="P13">CLI/API-output valideres mot schema_version.</text:p>
        </text:list-item>
        <text:list-item>
          <text:p text:style-name="P13">Golden-tester har tilstrekkelig datavolum (≥30 samples).</text:p>
        </text:list-item>
      </text:list>
      <text:p text:style-name="Standard"><text:span text:style-name="T1">Estimert:</text:span> 10–14h (tid økt pga. nye DoD-krav). Faktisk Tid 14 timer</text:p>
      <text:p text:style-name="Standard"><draw:rect text:anchor-type="as-char" style:rel-width="100%" draw:z-index="5" draw:style-name="gr1" draw:text-style-name="P3" svg:width="16.003cm" svg:height="0.054cm"><text:p/></draw:rect></text:p>
      <text:p text:style-name="Standard"/>
      <text:p text:style-name="Standard" loext:marker-style-name="T1"><text:span text:style-name="T2">📝</text:span><text:span text:style-name="T1"> Oppdatert Sprintplan (per 30.09.2025)</text:span></text:p>
      <text:p text:style-name="Standard"><draw:rect text:anchor-type="as-char" style:rel-width="100%" draw:z-index="6" draw:style-name="gr1" draw:text-style-name="P3" svg:width="16.003cm" svg:height="0.054cm"><text:p/></draw:rect></text:p>
      <text:p text:style-name="Standard" loext:marker-style-name="T1"><text:span text:style-name="T2">✅</text:span><text:span text:style-name="T1"> S8 — Scaffold &amp; dataadapter (ferdig)</text:span></text:p>
      <text:p text:style-name="Standard"><text:span text:style-name="T1">Oppgaver levert:</text:span></text:p>
      <text:list text:style-name="WWNum103">
        <text:list-item>
          <text:p text:style-name="P14">React/Tailwind scaffold + routing</text:p>
        </text:list-item>
        <text:list-item>
          <text:p text:style-name="P14">State-management</text:p>
        </text:list-item>
        <text:list-item>
          <text:p text:style-name="P14">Backend-adapter (mock ↔ live)</text:p>
        </text:list-item>
        <text:list-item>
          <text:p text:style-name="P14"><text:soft-page-break/>Dokumentasjonstabell for CLI-flagg</text:p>
        </text:list-item>
        <text:list-item>
          <text:p text:style-name="P14">Schema-version validering + HR-only fallback</text:p>
        </text:list-item>
      </text:list>
      <text:p text:style-name="Standard"><text:span text:style-name="T1">DoD:</text:span> Alt oppfylt<text:line-break/><text:span text:style-name="T1">Brukt tid:</text:span> ~8–10h Faktisk Tid 8Timer<text:line-break/><text:span text:style-name="T1">Status:</text:span> <text:span text:style-name="T5">✔️</text:span> Ferdig</text:p>
      <text:p text:style-name="Standard"><draw:rect text:anchor-type="as-char" style:rel-width="100%" draw:z-index="7" draw:style-name="gr1" draw:text-style-name="P3" svg:width="16.003cm" svg:height="0.054cm"><text:p/></draw:rect></text:p>
      <text:p text:style-name="Standard"><text:span text:style-name="T5">🧩</text:span> <text:span text:style-name="T1">S8.5 — Mini-sprint: Precision Watt stubs + short-session guard</text:span><text:line-break/><text:span text:style-name="T1">Status:</text:span> <text:span text:style-name="T5">✅</text:span> Ferdig</text:p>
      <text:p text:style-name="Standard"><text:span text:style-name="T1">Oppgaver:</text:span><text:line-break/>• Utvide SessionReport med felter: precision_watt, precision_watt_ci, sources, cda, crr, reason.<text:line-break/>• Oppdatere mockSession med dummy-serier (40 samples).<text:line-break/>• Dev-sanity i SessionView (viser antall PW/CI-samples i DEV).<text:line-break/>• Legge til short-session guard (&lt;30 samples) med kontrollert melding.</text:p>
      <text:p text:style-name="Standard"><text:span text:style-name="T1">DoD:</text:span><text:line-break/>• App bygger uten feil med nye felter.<text:line-break/>• Dev-sanity viser counts når data finnes (kun i DEV).<text:line-break/>• Kort-økt meldes kontrollert (“Kort økt – viser begrenset visning”), ingen crash.</text:p>
      <text:p text:style-name="Standard"><text:span text:style-name="T1">Estimert:</text:span> 2–2.25h<text:line-break/><text:span text:style-name="T1">Effekt:</text:span> Sparer 3–7h i S9–S12 → netto –1 til –5h totalt.</text:p>
      <text:p text:style-name="Standard"><draw:rect text:anchor-type="as-char" style:rel-width="100%" draw:z-index="8" draw:style-name="gr1" draw:text-style-name="P3" svg:width="16.003cm" svg:height="0.054cm"><text:p/></draw:rect></text:p>
      <text:p text:style-name="Standard"><text:span text:style-name="T5">📊</text:span> <text:span text:style-name="T1">S9 — Økt-kort &amp; nøkkelmetrikker</text:span><text:line-break/><text:span text:style-name="T1">Oppgaver:</text:span><text:line-break/>• Øktvisning: NP, IF, VI, Pa:Hr, W/slag, CGS, PrecisionWatt.<text:line-break/>• Indoor/outdoor-chip + “Kalibrert: Ja/Nei”.<text:line-break/>• Varsel-banner for no-watt-økter.<text:line-break/>• Korte økter (&lt;30 samples) håndteres (grunnlaget lagt i 8.5).<text:line-break/>• <text:span text:style-name="T1">Baseline:</text:span> schema_version-guard alltid aktiv.<text:line-break/>• <text:span text:style-name="T1">Prod-verifisering:</text:span> test med npx serve -s dist for å unngå 404.</text:p>
      <text:p text:style-name="Standard"><text:span text:style-name="T1">DoD:</text:span><text:line-break/>• Formatter-tester.<text:line-break/>• Visuell smoke-test på mobile/desktop.<text:line-break/>• Korte økter gir kontrollert visning, ikke crash.<text:line-break/>• “Kalibrert: Nei” viser reason når tilgjengelig.<text:line-break/>• Prod-build fungerer uten 404.</text:p>
      <text:p text:style-name="Standard"><text:span text:style-name="T1">Estimert (redusert):</text:span> 8–11h (var 9–13h, spart 1–2h via 8.5).</text:p>
      <text:p text:style-name="Standard"><draw:rect text:anchor-type="as-char" style:rel-width="100%" draw:z-index="9" draw:style-name="gr1" draw:text-style-name="P3" svg:width="16.003cm" svg:height="0.054cm"><text:p/></draw:rect></text:p>
      <text:p text:style-name="Standard"><text:span text:style-name="T5">🎛️</text:span> <text:span text:style-name="T1">S10 — Precision Watt UI</text:span><text:line-break/><text:span text:style-name="T1">Oppgaver:</text:span><text:line-break/>• Graf + usikkerhetsbånd.<text:line-break/>• Tooltip med datakilde (powermeter/estimat, vær, profil).</text:p>
      <text:p text:style-name="Standard"><text:span text:style-name="T1">DoD:</text:span><text:line-break/>• Render uten jank på 1 Hz-data (2h økt).<text:line-break/><text:soft-page-break/>• Golden-skjermbilder.<text:line-break/>• Tooltip viser calibrated korrekt selv når False.</text:p>
      <text:p text:style-name="Standard"><text:span text:style-name="T1">Estimert (redusert):</text:span> 8–13h (var 10–16h, spart 2–3h via 8.5).</text:p>
      <text:p text:style-name="Standard"><draw:rect text:anchor-type="as-char" style:rel-width="100%" draw:z-index="10" draw:style-name="gr1" draw:text-style-name="P3" svg:width="16.003cm" svg:height="0.054cm"><text:p/></draw:rect></text:p>
      <text:h text:style-name="P15" text:outline-level="3">✅ S11 — Analysepanel &amp; trender (📈) <text:span text:style-name="Strong_20_Emphasis">[ny]</text:span></text:h>
      <text:p text:style-name="P16"><text:span text:style-name="Strong_20_Emphasis">Oppgaver:</text:span><text:line-break/>• AnalysisPanel med statusbadges (FULL, HR-only, LIMITED).<text:line-break/>• AnalysisChart med CI-bånd (PrecisionWatt), tooltip og NP/PW-trend.<text:line-break/>• Edge-case-håndtering (kort økt, kalibrert =false, tomme data).<text:line-break/>• Tooltip viser Kilde og Kalibrert.<text:line-break/>• Prod/dev-layout verifisert identisk; ytelse testet (1 Hz / 2 t).<text:line-break/><text:span text:style-name="Strong_20_Emphasis">DoD:</text:span><text:line-break/>• Analysepanel gir innsikt og er robust.<text:line-break/>• Trendgraf fungerer med edge-case-data.<text:line-break/>• CI-bånd og tooltip interaktive og korrekte.<text:line-break/>• Feiltilstander gir fallback og banner.<text:line-break/>• Prod/dev identisk ytelse og type-sikkerhet 100 %.<text:line-break/><text:span text:style-name="Strong_20_Emphasis">Estimert/brukt:</text:span> 12–16 h (ferdig).<text:line-break/><text:span text:style-name="Strong_20_Emphasis">Innsikt:</text:span> Del av planlagt TrendsChart flyttes til S12 for samlet kalibrerings-/trend-oversikt.</text:p>
      <text:p text:style-name="P17"/>
      <text:h text:style-name="P18" text:outline-level="3"><text:span text:style-name="Strong_20_Emphasis"><text:span text:style-name="T1">🔜 S12 — Kalibreringsguide &amp; TrendsChart (🎨🧭) [oppdatert etter S11]</text:span></text:span></text:h>
      <text:p text:style-name="P16"><text:span text:style-name="Strong_20_Emphasis">Oppgaver:</text:span></text:p>
      <text:list text:style-name="L1">
        <text:list-item>
          <text:p text:style-name="P19">Onboarding for første outdoor-økt (med kalibreringshint).</text:p>
        </text:list-item>
        <text:list-item>
          <text:p text:style-name="P19">Stegvis kalibreringsmodal (kalibreringsbakke, måling av CdA/Crr).</text:p>
        </text:list-item>
        <text:list-item>
          <text:p text:style-name="P19">Fallback-info for brukere uten wattmåler (HR-only-flyt).</text:p>
        </text:list-item>
        <text:list-item>
          <text:p text:style-name="P19">Knyttes til schema-felter (<text:span text:style-name="Source_20_Text">calibrated</text:span>, <text:span text:style-name="Source_20_Text">cda</text:span>, <text:span text:style-name="Source_20_Text">crr</text:span>, <text:span text:style-name="Source_20_Text">reason</text:span>) – felter fra S8.5.</text:p>
        </text:list-item>
        <text:list-item>
          <text:p text:style-name="P19">[ny] Implementer <text:span text:style-name="Strong_20_Emphasis">TrendsChart</text:span> for aggregert NP/PW per økt (over tid).</text:p>
        </text:list-item>
        <text:list-item>
          <text:p text:style-name="P19">Oppdatér UI til å vise “Kalibrert: Ja/Nei” i tooltip og legend.</text:p>
        </text:list-item>
        <text:list-item>
          <text:p text:style-name="P19"><text:span text:style-name="Strong_20_Emphasis">[ny prosessforbedring]</text:span> Legg inn fast build-sjekk før push:<text:line-break/><text:span text:style-name="Source_20_Text">python -m maturin develop --release -F python --manifest-path core/Cargo.toml &amp;&amp; python -c "import cyclegraph_core"</text:span><text:line-break/>slik at importen alltid fungerer og pytest finner alle tester før CI kjører.</text:p>
        </text:list-item>
      </text:list>
      <text:p text:style-name="P16"><text:span text:style-name="Strong_20_Emphasis">DoD:</text:span></text:p>
      <text:list text:style-name="L2">
        <text:list-item>
          <text:p text:style-name="P20">“Ferdig kalibrert” trigger backend-flag og speiles i UI.</text:p>
        </text:list-item>
        <text:list-item>
          <text:p text:style-name="P20">Guide kan hoppes uten feil.</text:p>
        </text:list-item>
        <text:list-item>
          <text:p text:style-name="P20">TrendsChart viser NP/PW-utvikling uten lagg.</text:p>
        </text:list-item>
        <text:list-item>
          <text:p text:style-name="P20">HR-only-flyt forståelig, uten tekniske termer.</text:p>
        </text:list-item>
        <text:list-item>
          <text:p text:style-name="P20"><text:soft-page-break/>Enhetstester på nye UI-komponenter (TrendsChart + modal).</text:p>
        </text:list-item>
        <text:list-item>
          <text:p text:style-name="P20">Samme feilbanner-mønster ved svikt som i S10/S11.</text:p>
        </text:list-item>
        <text:list-item>
          <text:p text:style-name="P20"><text:span text:style-name="Strong_20_Emphasis">Bygg- og import-sjekk for cyclegraph_core må kjøre grønt før merge.</text:span></text:p>
        </text:list-item>
      </text:list>
      <text:p text:style-name="P16"><text:span text:style-name="Strong_20_Emphasis">Estimert (oppdatert):</text:span> 8–11 h (økt + 2 h pga. TrendsChart).</text:p>
      <text:p text:style-name="P17"/>
      <text:h text:style-name="P18" text:outline-level="3">🔜 S13 — QA, polish &amp; CI (🚀✅) [justert etter S11]</text:h>
      <text:p text:style-name="P16"><text:span text:style-name="Strong_20_Emphasis">Oppgaver:</text:span></text:p>
      <text:list text:style-name="L3">
        <text:list-item>
          <text:p text:style-name="P21">Tilgjengelighet (a11y: kontraster, tastatur-navigasjon).</text:p>
        </text:list-item>
        <text:list-item>
          <text:p text:style-name="P21">CI-workflow for lint/build/test (frontend + Rust + pytest).</text:p>
        </text:list-item>
        <text:list-item>
          <text:p text:style-name="P21">Docs: <text:span text:style-name="Emphasis">Using Precision Watt</text:span> med nytt TrendsChart-avsnitt.</text:p>
        </text:list-item>
        <text:list-item>
          <text:p text:style-name="P21">Sanity-test kjøres kun ved publisering.</text:p>
        </text:list-item>
        <text:list-item>
          <text:p text:style-name="P21">CI inkluderer schema-kontrakttest mot <text:span text:style-name="Source_20_Text">session_v0.7.x.json</text:span>.</text:p>
        </text:list-item>
        <text:list-item>
          <text:p text:style-name="P21">Logging-validering: stdout = kun JSON, stderr = debug/log.</text:p>
        </text:list-item>
        <text:list-item>
          <text:p text:style-name="P21">[presisert] Verifiser kalibrerings-flow fra S12 i Lighthouse (UX-score &gt; 80).</text:p>
        </text:list-item>
        <text:list-item>
          <text:p text:style-name="P21">Miljø-hensyn: unngå <text:span text:style-name="Source_20_Text">npm ci</text:span> i OneDrive, bruk <text:span text:style-name="Source_20_Text">npm install</text:span> eller flytt mappe.</text:p>
        </text:list-item>
        <text:list-item>
          <text:p text:style-name="P21"><text:span text:style-name="Strong_20_Emphasis">[ny QA-sjekk]</text:span> CI validerer at <text:span text:style-name="Source_20_Text">cyclegraph_core</text:span> kan importeres og at pytest-scope = 52 tests (ingen “missing core”-feil).</text:p>
        </text:list-item>
      </text:list>
      <text:p text:style-name="P16"><text:span text:style-name="Strong_20_Emphasis">DoD:</text:span></text:p>
      <text:list text:style-name="L4">
        <text:list-item>
          <text:p text:style-name="P22">Lighthouse perf &gt; 80, a11y &gt; 90.</text:p>
        </text:list-item>
        <text:list-item>
          <text:p text:style-name="P22">CI grønn inkl. maturin + schema-kontrakt.</text:p>
        </text:list-item>
        <text:list-item>
          <text:p text:style-name="P22">pytest + cargo + vitest + logging-test består.</text:p>
        </text:list-item>
        <text:list-item>
          <text:p text:style-name="P22">Prod-build stabil på alle plattform-miljøer.</text:p>
        </text:list-item>
        <text:list-item>
          <text:p text:style-name="P22"><text:span text:style-name="Strong_20_Emphasis">Ingen manuelle rebuild-steg kreves for import – valideres i CI.</text:span></text:p>
        </text:list-item>
      </text:list>
      <text:p text:style-name="P16"><text:span text:style-name="Strong_20_Emphasis">Estimert (oppdatert):</text:span> 10–14 h (+ 1 h for Lighthouse kalibrerings-sjekk).</text:p>
      <text:p text:style-name="P23"><text:span text:style-name="Strong_20_Emphasis"/></text:p>
      <text:p text:style-name="P17"/>
      <text:h text:style-name="P18" text:outline-level="3"/>
      <text:h text:style-name="P24" text:outline-level="2">🆕 <text:span text:style-name="Strong_20_Emphasis">S14 — Precision Watt End-to-End Integration (⚡🚴‍♂️)</text:span></text:h>
      <text:p text:style-name="P25"><text:span text:style-name="Strong_20_Emphasis">Mål:</text:span> Gjøre Precision Watt til et fullverdig, brukerstyrt feature i CycleGraph – fra beregning til lagring og publisering på Strava. Dette markerer den funksjonelle fullføringen av “flaggskipelementet” før MVP-lansering.</text:p>
      <text:p text:style-name="P26"><text:soft-page-break/></text:p>
      <text:h text:style-name="P27" text:outline-level="3">🔧 <text:span text:style-name="Strong_20_Emphasis">Oppgaver</text:span></text:h>
      <text:p text:style-name="P25"><text:span text:style-name="Strong_20_Emphasis">Backend (Rust/Python)</text:span></text:p>
      <text:list text:style-name="L5">
        <text:list-item>
          <text:p text:style-name="P28">Utvid <text:span text:style-name="Source_20_Text">analyze_session()</text:span> slik at <text:span text:style-name="Source_20_Text">precision_watt</text:span>, <text:span text:style-name="Source_20_Text">precision_watt_ci</text:span>, <text:span text:style-name="Source_20_Text">cda</text:span>, <text:span text:style-name="Source_20_Text">crr</text:span>, <text:span text:style-name="Source_20_Text">reason</text:span> lagres i brukerens historikk (f.eks. <text:span text:style-name="Source_20_Text">data/sessions/</text:span> eller SQLite).</text:p>
        </text:list-item>
        <text:list-item>
          <text:p text:style-name="P28">Legg til modul <text:span text:style-name="Source_20_Text">publish_precision_watt.py</text:span> som bruker eksisterende Strava-token og publiserer en kommentar/oppdatering.</text:p>
        </text:list-item>
        <text:list-item>
          <text:p text:style-name="P28">Rebruk <text:span text:style-name="Source_20_Text">strava_publish.py</text:span>, men legg til mal for Precision Watt:</text:p>
          <text:p text:style-name="P29"><text:span text:style-name="Source_20_Text">CycleGraph Precision Watt: {pw:.0f} W (±{ci:.0f} W)</text:span></text:p>
          <text:p text:style-name="P30"><text:span text:style-name="Source_20_Text">Vind: {wind} m/s, CdA: {cda:.2f}, Crr: {crr:.3f}</text:span></text:p>
        </text:list-item>
        <text:list-item>
          <text:p text:style-name="P28">Legg til CLI-flagg <text:span text:style-name="Source_20_Text">--publish-pw</text:span> og miljøvariabel <text:span text:style-name="Source_20_Text">CYCLEGRAPH_PUBLISH_PW=true</text:span> for automatisert push.</text:p>
        </text:list-item>
        <text:list-item>
          <text:p text:style-name="P28">Håndter rate-limits (429) med retry-backoff og robust logging (<text:span text:style-name="Source_20_Text">WARN publish_retry</text:span>, <text:span text:style-name="Source_20_Text">ERROR publish_failed</text:span>).</text:p>
        </text:list-item>
      </text:list>
      <text:p text:style-name="P25"><text:span text:style-name="Strong_20_Emphasis">Frontend (React)</text:span></text:p>
      <text:list text:style-name="L6">
        <text:list-item>
          <text:p text:style-name="P31">Ny toggle i brukerprofil-panelet: “Publisér Precision Watt til Strava”.</text:p>
        </text:list-item>
        <text:list-item>
          <text:p text:style-name="P31">Oppdater <text:span text:style-name="Source_20_Text">SessionCard</text:span>/<text:span text:style-name="Source_20_Text">AnalysisPanel</text:span> slik at økter med publisert PW merkes (ikon + “Publisert”).</text:p>
        </text:list-item>
        <text:list-item>
          <text:p text:style-name="P31">Viser statusbanner ved første gang: “Precision Watt publisert på Strava ✅”.</text:p>
        </text:list-item>
      </text:list>
      <text:p text:style-name="P25"><text:span text:style-name="Strong_20_Emphasis">Lagring / Observabilitet</text:span></text:p>
      <text:list text:style-name="L7">
        <text:list-item>
          <text:p text:style-name="P32">Persistenslag i Python (<text:span text:style-name="Source_20_Text">session_storage.py</text:span>) – JSON/SQLite med feltene: <text:span text:style-name="Source_20_Text">precision_watt</text:span>, <text:span text:style-name="Source_20_Text">precision_watt_ci</text:span>, <text:span text:style-name="Source_20_Text">published_to_strava</text:span>, <text:span text:style-name="Source_20_Text">publish_time</text:span>.</text:p>
        </text:list-item>
        <text:list-item>
          <text:p text:style-name="P32">CLI-kommando <text:span text:style-name="Source_20_Text">cyclegraph sessions list</text:span> viser siste 5 økter med PW og status.</text:p>
        </text:list-item>
        <text:list-item>
          <text:p text:style-name="P32">Logg eventer: <text:span text:style-name="Source_20_Text">pw_publish_success_total</text:span>, <text:span text:style-name="Source_20_Text">pw_publish_fail_total</text:span>.</text:p>
        </text:list-item>
      </text:list>
      <text:p text:style-name="P25"><text:span text:style-name="Strong_20_Emphasis">Testing / CI</text:span></text:p>
      <text:list text:style-name="L8">
        <text:list-item>
          <text:p text:style-name="P33">Unit-tester for <text:span text:style-name="Source_20_Text">publish_precision_watt()</text:span> med mock-Strava-klient.</text:p>
        </text:list-item>
        <text:list-item>
          <text:p text:style-name="P33">End-to-end-test: simuler Strava-respons og verifiser kommentarinnhold.</text:p>
        </text:list-item>
        <text:list-item>
          <text:p text:style-name="P33">Oppdater <text:span text:style-name="Source_20_Text">schema_version</text:span> til <text:span text:style-name="Source_20_Text">v0.7.2</text:span> for nye felt (<text:span text:style-name="Source_20_Text">published_to_strava</text:span>, <text:span text:style-name="Source_20_Text">publish_time</text:span>).</text:p>
        </text:list-item>
        <text:list-item>
          <text:p text:style-name="P33">CI: inkluder <text:span text:style-name="Source_20_Text">pytest test_publish_pw.py</text:span> + <text:span text:style-name="Source_20_Text">vitest</text:span> smoke på ny toggle.</text:p>
        </text:list-item>
      </text:list>
      <text:p text:style-name="P26"/>
      <text:h text:style-name="P27" text:outline-level="3"><text:soft-page-break/><text:span text:style-name="Strong_20_Emphasis"/></text:h>
      <text:h text:style-name="P27" text:outline-level="3">⏱️ <text:span text:style-name="Strong_20_Emphasis">Estimert tidsbruk</text:span></text:h>
      <table:table table:name="Tabell1" table:style-name="Tabell1">
        <table:table-column table:style-name="Tabell1.A"/>
        <table:table-column table:style-name="Tabell1.B"/>
        <table:table-column table:style-name="Tabell1.C"/>
        <table:table-header-rows>
          <table:table-row>
            <table:table-cell table:style-name="Tabell1.A1" office:value-type="string">
              <text:p text:style-name="Table_20_Heading">Delområde</text:p>
            </table:table-cell>
            <table:table-cell table:style-name="Tabell1.A1" office:value-type="string">
              <text:p text:style-name="Table_20_Heading">Estimert</text:p>
            </table:table-cell>
            <table:table-cell table:style-name="Tabell1.A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1.A1" office:value-type="string">
            <text:p text:style-name="Table_20_Contents">Backend (persist + publish)</text:p>
          </table:table-cell>
          <table:table-cell table:style-name="Tabell1.A1" office:value-type="string">
            <text:p text:style-name="Table_20_Contents">6–8 t</text:p>
          </table:table-cell>
          <table:table-cell table:style-name="Tabell1.A1" office:value-type="string">
            <text:p text:style-name="Table_20_Contents">Rust/Python-endringer + CLI-flagg</text:p>
          </table:table-cell>
        </table:table-row>
        <table:table-row>
          <table:table-cell table:style-name="Tabell1.A1" office:value-type="string">
            <text:p text:style-name="Table_20_Contents">Frontend (toggle + statusvisning)</text:p>
          </table:table-cell>
          <table:table-cell table:style-name="Tabell1.A1" office:value-type="string">
            <text:p text:style-name="Table_20_Contents">3–4 t</text:p>
          </table:table-cell>
          <table:table-cell table:style-name="Tabell1.A1" office:value-type="string">
            <text:p text:style-name="Table_20_Contents">UI, state-binding og feedback</text:p>
          </table:table-cell>
        </table:table-row>
        <table:table-row>
          <table:table-cell table:style-name="Tabell1.A1" office:value-type="string">
            <text:p text:style-name="Table_20_Contents">Testing / CI</text:p>
          </table:table-cell>
          <table:table-cell table:style-name="Tabell1.A1" office:value-type="string">
            <text:p text:style-name="Table_20_Contents">3–4 t</text:p>
          </table:table-cell>
          <table:table-cell table:style-name="Tabell1.A1" office:value-type="string">
            <text:p text:style-name="Table_20_Contents">mock-Strava + schema + end-to-end</text:p>
          </table:table-cell>
        </table:table-row>
        <table:table-row>
          <table:table-cell table:style-name="Tabell1.A1" office:value-type="string">
            <text:p text:style-name="Table_20_Contents">Docs &amp; polish</text:p>
          </table:table-cell>
          <table:table-cell table:style-name="Tabell1.A1" office:value-type="string">
            <text:p text:style-name="Table_20_Contents">2 t</text:p>
          </table:table-cell>
          <table:table-cell table:style-name="Tabell1.A1" office:value-type="string">
            <text:p text:style-name="Table_20_Contents">bruker- og dev-dokumentasjon</text:p>
          </table:table-cell>
        </table:table-row>
        <table:table-row>
          <table:table-cell table:style-name="Tabell1.A1" office:value-type="string">
            <text:p text:style-name="Table_20_Contents"><text:span text:style-name="Strong_20_Emphasis">Totalt estimat</text:span></text:p>
          </table:table-cell>
          <table:table-cell table:style-name="Tabell1.A1" office:value-type="string">
            <text:p text:style-name="Table_20_Contents"><text:span text:style-name="Strong_20_Emphasis">14–18 t</text:span></text:p>
          </table:table-cell>
          <table:table-cell table:style-name="Tabell1.A1" office:value-type="string">
            <text:p text:style-name="Table_20_Contents">realistisk ballpark, p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nb" fo:country="NO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Overskrift_20_3_20_Teg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Overskrift_20_4_20_Teg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Overskrift_20_5_20_Teg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Overskrift_20_6_20_Teg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Overskrift_20_7_20_Teg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Overskrift_20_8_20_Teg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Overskrift_20_9_20_Teg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tel_20_Teg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dertittel_20_Tegn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Sitat_20_Teg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Sterkt_20_sitat_20_Teg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2_20_Tegn" style:display-name="Overskrift 2 Teg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3_20_Tegn" style:display-name="Overskrift 3 Tegn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4_20_Tegn" style:display-name="Overskrift 4 Tegn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5_20_Tegn" style:display-name="Overskrift 5 Tegn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Overskrift_20_6_20_Tegn" style:display-name="Overskrift 6 Tegn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7_20_Tegn" style:display-name="Overskrift 7 Tegn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Overskrift_20_8_20_Tegn" style:display-name="Overskrift 8 Tegn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Overskrift_20_9_20_Tegn" style:display-name="Overskrift 9 Tegn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tel_20_Tegn" style:display-name="Tittel Teg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dertittel_20_Tegn" style:display-name="Undertittel Tegn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Sitat_20_Tegn" style:display-name="Sitat Teg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erkt_20_sitat_20_Tegn" style:display-name="Sterkt sitat Teg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="Aptos" fo:font-family="Aptos" style:font-family-generic="roman" style:font-pitch="variable" fo:font-size="10pt" style:font-size-asian="10pt"/>
    </style:style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>
      <style:text-properties fo:font-size="10pt" style:font-size-asian="10pt"/>
    </style:style>
    <style:style style:name="ListLabel_20_283" style:display-name="ListLabel 283" style:family="text">
      <style:text-properties fo:font-size="10pt" style:font-size-asian="10pt"/>
    </style:style>
    <style:style style:name="ListLabel_20_284" style:display-name="ListLabel 284" style:family="text">
      <style:text-properties fo:font-size="10pt" style:font-size-asian="10pt"/>
    </style:style>
    <style:style style:name="ListLabel_20_285" style:display-name="ListLabel 285" style:family="text">
      <style:text-properties fo:font-size="10pt" style:font-size-asian="10pt"/>
    </style:style>
    <style:style style:name="ListLabel_20_286" style:display-name="ListLabel 286" style:family="text">
      <style:text-properties fo:font-size="10pt" style:font-size-asian="10pt"/>
    </style:style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Aptos" fo:font-family="Aptos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font-name="Aptos" fo:font-family="Aptos" style:font-family-generic="roman" style:font-pitch="variable"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font-name="Aptos" fo:font-family="Aptos" style:font-family-generic="roman" style:font-pitch="variable"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Aptos" fo:font-family="Aptos" style:font-family-generic="roman" style:font-pitch="variable"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>
      <style:text-properties fo:font-size="10pt" style:font-size-asian="10pt"/>
    </style:style>
    <style:style style:name="ListLabel_20_360" style:display-name="ListLabel 360" style:family="text">
      <style:text-properties fo:font-size="10pt" style:font-size-asian="10pt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Aptos" fo:font-family="Aptos" style:font-family-generic="roman" style:font-pitch="variable"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font-name="Aptos" fo:font-family="Aptos" style:font-family-generic="roman" style:font-pitch="variable"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Aptos" fo:font-family="Aptos" style:font-family-generic="roman" style:font-pitch="variable"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Aptos" fo:font-family="Aptos" style:font-family-generic="roman" style:font-pitch="variable"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>
      <style:text-properties style:font-name="Aptos" fo:font-family="Aptos" style:font-family-generic="roman" style:font-pitch="variable"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Aptos" fo:font-family="Aptos" style:font-family-generic="roman" style:font-pitch="variable"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Aptos" fo:font-family="Aptos" style:font-family-generic="roman" style:font-pitch="variable"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>
      <style:text-properties style:font-name="Aptos" fo:font-family="Aptos" style:font-family-generic="roman" style:font-pitch="variable" fo:font-size="10pt" style:font-size-asian="10pt"/>
    </style:style>
    <style:style style:name="ListLabel_20_497" style:display-name="ListLabel 497" style:family="text">
      <style:text-properties fo:font-size="10pt" style:font-size-asian="10pt"/>
    </style:style>
    <style:style style:name="ListLabel_20_498" style:display-name="ListLabel 498" style:family="text">
      <style:text-properties fo:font-size="10pt" style:font-size-asian="10pt"/>
    </style:style>
    <style:style style:name="ListLabel_20_499" style:display-name="ListLabel 499" style:family="text">
      <style:text-properties fo:font-size="10pt" style:font-size-asian="10pt"/>
    </style:style>
    <style:style style:name="ListLabel_20_500" style:display-name="ListLabel 500" style:family="text">
      <style:text-properties fo:font-size="10pt" style:font-size-asian="10pt"/>
    </style:style>
    <style:style style:name="ListLabel_20_501" style:display-name="ListLabel 501" style:family="text">
      <style:text-properties fo:font-size="10pt" style:font-size-asian="10pt"/>
    </style:style>
    <style:style style:name="ListLabel_20_502" style:display-name="ListLabel 502" style:family="text">
      <style:text-properties fo:font-size="10pt" style:font-size-asian="10pt"/>
    </style:style>
    <style:style style:name="ListLabel_20_503" style:display-name="ListLabel 503" style:family="text">
      <style:text-properties fo:font-size="10pt" style:font-size-asian="10pt"/>
    </style:style>
    <style:style style:name="ListLabel_20_504" style:display-name="ListLabel 504" style:family="text">
      <style:text-properties fo:font-size="10pt" style:font-size-asian="10pt"/>
    </style:style>
    <style:style style:name="ListLabel_20_505" style:display-name="ListLabel 505" style:family="text">
      <style:text-properties style:font-name="Aptos" fo:font-family="Aptos" style:font-family-generic="roman" style:font-pitch="variable"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>
      <style:text-properties style:font-name="Aptos" fo:font-family="Aptos" style:font-family-generic="roman" style:font-pitch="variable" fo:font-size="10pt" style:font-size-asian="10pt"/>
    </style:style>
    <style:style style:name="ListLabel_20_533" style:display-name="ListLabel 533" style:family="text">
      <style:text-properties fo:font-size="10pt" style:font-size-asian="10pt"/>
    </style:style>
    <style:style style:name="ListLabel_20_534" style:display-name="ListLabel 534" style:family="text">
      <style:text-properties fo:font-size="10pt" style:font-size-asian="10pt"/>
    </style:style>
    <style:style style:name="ListLabel_20_535" style:display-name="ListLabel 535" style:family="text">
      <style:text-properties fo:font-size="10pt" style:font-size-asian="10pt"/>
    </style:style>
    <style:style style:name="ListLabel_20_536" style:display-name="ListLabel 536" style:family="text">
      <style:text-properties fo:font-size="10pt" style:font-size-asian="10pt"/>
    </style:style>
    <style:style style:name="ListLabel_20_537" style:display-name="ListLabel 537" style:family="text">
      <style:text-properties fo:font-size="10pt" style:font-size-asian="10pt"/>
    </style:style>
    <style:style style:name="ListLabel_20_538" style:display-name="ListLabel 538" style:family="text">
      <style:text-properties fo:font-size="10pt" style:font-size-asian="10pt"/>
    </style:style>
    <style:style style:name="ListLabel_20_539" style:display-name="ListLabel 539" style:family="text">
      <style:text-properties fo:font-size="10pt" style:font-size-asian="10pt"/>
    </style:style>
    <style:style style:name="ListLabel_20_540" style:display-name="ListLabel 540" style:family="text">
      <style:text-properties fo:font-size="10pt" style:font-size-asian="10pt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>
      <style:text-properties style:font-name="Aptos" fo:font-family="Aptos" style:font-family-generic="roman" style:font-pitch="variable" fo:font-size="10pt" style:font-size-asian="10pt"/>
    </style:style>
    <style:style style:name="ListLabel_20_668" style:display-name="ListLabel 668" style:family="text">
      <style:text-properties fo:font-size="10pt" style:font-size-asian="10pt"/>
    </style:style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>
      <style:text-properties style:font-name="Aptos" fo:font-family="Aptos" style:font-family-generic="roman" style:font-pitch="variable"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>
      <style:text-properties style:font-name="Aptos" fo:font-family="Aptos" style:font-family-generic="roman" style:font-pitch="variable"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style:font-name="Aptos" fo:font-family="Aptos" style:font-family-generic="roman" style:font-pitch="variable"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>
      <style:text-properties style:font-name="Aptos" fo:font-family="Aptos" style:font-family-generic="roman" style:font-pitch="variable"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>
      <style:text-properties style:font-name="Aptos" fo:font-family="Aptos" style:font-family-generic="roman" style:font-pitch="variable"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>
      <style:text-properties fo:font-size="10pt" style:font-size-asian="10pt"/>
    </style:style>
    <style:style style:name="ListLabel_20_765" style:display-name="ListLabel 765" style:family="text">
      <style:text-properties fo:font-size="10pt" style:font-size-asian="10pt"/>
    </style:style>
    <style:style style:name="ListLabel_20_766" style:display-name="ListLabel 766" style:family="text">
      <style:text-properties style:font-name="Aptos" fo:font-family="Aptos" style:font-family-generic="roman" style:font-pitch="variable"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>
      <style:text-properties style:font-name="Aptos" fo:font-family="Aptos" style:font-family-generic="roman" style:font-pitch="variable"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>
      <style:text-properties style:font-name="Aptos" fo:font-family="Aptos" style:font-family-generic="roman" style:font-pitch="variable"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style:font-name="Aptos" fo:font-family="Aptos" style:font-family-generic="roman" style:font-pitch="variable"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style:font-name="Aptos" fo:font-family="Aptos" style:font-family-generic="roman" style:font-pitch="variable"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style:font-name="Aptos" fo:font-family="Aptos" style:font-family-generic="roman" style:font-pitch="variable"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style:font-name="Aptos" fo:font-family="Aptos" style:font-family-generic="roman" style:font-pitch="variable" fo:font-size="10pt" style:font-size-asian="10pt"/>
    </style:style>
    <style:style style:name="ListLabel_20_839" style:display-name="ListLabel 839" style:family="text">
      <style:text-properties fo:font-size="10pt" style:font-size-asian="10pt"/>
    </style:style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style:font-name="Aptos" fo:font-family="Aptos" style:font-family-generic="roman" style:font-pitch="variable" fo:font-size="10pt" style:font-size-asian="10pt"/>
    </style:style>
    <style:style style:name="ListLabel_20_848" style:display-name="ListLabel 848" style:family="text">
      <style:text-properties fo:font-size="10pt" style:font-size-asian="10pt"/>
    </style:style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style:font-name="Aptos" fo:font-family="Aptos" style:font-family-generic="roman" style:font-pitch="variable" fo:font-size="10pt" style:font-size-asian="10pt"/>
    </style:style>
    <style:style style:name="ListLabel_20_857" style:display-name="ListLabel 857" style:family="text">
      <style:text-properties fo:font-size="10pt" style:font-size-asian="10pt"/>
    </style:style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ListLabel_20_865" style:display-name="ListLabel 865" style:family="text">
      <style:text-properties style:font-name="Aptos" fo:font-family="Aptos" style:font-family-generic="roman" style:font-pitch="variable" fo:font-size="10pt" style:font-size-asian="10pt"/>
    </style:style>
    <style:style style:name="ListLabel_20_866" style:display-name="ListLabel 866" style:family="text">
      <style:text-properties fo:font-size="10pt" style:font-size-asian="10pt"/>
    </style:style>
    <style:style style:name="ListLabel_20_867" style:display-name="ListLabel 867" style:family="text">
      <style:text-properties fo:font-size="10pt" style:font-size-asian="10pt"/>
    </style:style>
    <style:style style:name="ListLabel_20_868" style:display-name="ListLabel 868" style:family="text">
      <style:text-properties fo:font-size="10pt" style:font-size-asian="10pt"/>
    </style:style>
    <style:style style:name="ListLabel_20_869" style:display-name="ListLabel 869" style:family="text">
      <style:text-properties fo:font-size="10pt" style:font-size-asian="10pt"/>
    </style:style>
    <style:style style:name="ListLabel_20_870" style:display-name="ListLabel 870" style:family="text">
      <style:text-properties fo:font-size="10pt" style:font-size-asian="10pt"/>
    </style:style>
    <style:style style:name="ListLabel_20_871" style:display-name="ListLabel 871" style:family="text">
      <style:text-properties fo:font-size="10pt" style:font-size-asian="10pt"/>
    </style:style>
    <style:style style:name="ListLabel_20_872" style:display-name="ListLabel 872" style:family="text">
      <style:text-properties fo:font-size="10pt" style:font-size-asian="10pt"/>
    </style:style>
    <style:style style:name="ListLabel_20_873" style:display-name="ListLabel 873" style:family="text">
      <style:text-properties fo:font-size="10pt" style:font-size-asian="10pt"/>
    </style:style>
    <style:style style:name="ListLabel_20_874" style:display-name="ListLabel 874" style:family="text">
      <style:text-properties style:font-name="Aptos" fo:font-family="Aptos" style:font-family-generic="roman" style:font-pitch="variable" fo:font-size="10pt" style:font-size-asian="10pt"/>
    </style:style>
    <style:style style:name="ListLabel_20_875" style:display-name="ListLabel 875" style:family="text">
      <style:text-properties fo:font-size="10pt" style:font-size-asian="10pt"/>
    </style:style>
    <style:style style:name="ListLabel_20_876" style:display-name="ListLabel 876" style:family="text">
      <style:text-properties fo:font-size="10pt" style:font-size-asian="10pt"/>
    </style:style>
    <style:style style:name="ListLabel_20_877" style:display-name="ListLabel 877" style:family="text">
      <style:text-properties fo:font-size="10pt" style:font-size-asian="10pt"/>
    </style:style>
    <style:style style:name="ListLabel_20_878" style:display-name="ListLabel 878" style:family="text">
      <style:text-properties fo:font-size="10pt" style:font-size-asian="10pt"/>
    </style:style>
    <style:style style:name="ListLabel_20_879" style:display-name="ListLabel 879" style:family="text">
      <style:text-properties fo:font-size="10pt" style:font-size-asian="10pt"/>
    </style:style>
    <style:style style:name="ListLabel_20_880" style:display-name="ListLabel 880" style:family="text">
      <style:text-properties fo:font-size="10pt" style:font-size-asian="10pt"/>
    </style:style>
    <style:style style:name="ListLabel_20_881" style:display-name="ListLabel 881" style:family="text">
      <style:text-properties fo:font-size="10pt" style:font-size-asian="10pt"/>
    </style:style>
    <style:style style:name="ListLabel_20_882" style:display-name="ListLabel 882" style:family="text">
      <style:text-properties fo:font-size="10pt" style:font-size-asian="10pt"/>
    </style:style>
    <style:style style:name="ListLabel_20_883" style:display-name="ListLabel 883" style:family="text">
      <style:text-properties style:font-name="Aptos" fo:font-family="Aptos" style:font-family-generic="roman" style:font-pitch="variable" fo:font-size="10pt" style:font-size-asian="10pt"/>
    </style:style>
    <style:style style:name="ListLabel_20_884" style:display-name="ListLabel 884" style:family="text">
      <style:text-properties fo:font-size="10pt" style:font-size-asian="10pt"/>
    </style:style>
    <style:style style:name="ListLabel_20_885" style:display-name="ListLabel 885" style:family="text">
      <style:text-properties fo:font-size="10pt" style:font-size-asian="10pt"/>
    </style:style>
    <style:style style:name="ListLabel_20_886" style:display-name="ListLabel 886" style:family="text">
      <style:text-properties fo:font-size="10pt" style:font-size-asian="10pt"/>
    </style:style>
    <style:style style:name="ListLabel_20_887" style:display-name="ListLabel 887" style:family="text">
      <style:text-properties fo:font-size="10pt" style:font-size-asian="10pt"/>
    </style:style>
    <style:style style:name="ListLabel_20_888" style:display-name="ListLabel 888" style:family="text">
      <style:text-properties fo:font-size="10pt" style:font-size-asian="10pt"/>
    </style:style>
    <style:style style:name="ListLabel_20_889" style:display-name="ListLabel 889" style:family="text">
      <style:text-properties fo:font-size="10pt" style:font-size-asian="10pt"/>
    </style:style>
    <style:style style:name="ListLabel_20_890" style:display-name="ListLabel 890" style:family="text">
      <style:text-properties fo:font-size="10pt" style:font-size-asian="10pt"/>
    </style:style>
    <style:style style:name="ListLabel_20_891" style:display-name="ListLabel 891" style:family="text">
      <style:text-properties fo:font-size="10pt" style:font-size-asian="10pt"/>
    </style:style>
    <style:style style:name="ListLabel_20_892" style:display-name="ListLabel 892" style:family="text">
      <style:text-properties style:font-name="Aptos" fo:font-family="Aptos" style:font-family-generic="roman" style:font-pitch="variable" fo:font-size="10pt" style:font-size-asian="10pt"/>
    </style:style>
    <style:style style:name="ListLabel_20_893" style:display-name="ListLabel 893" style:family="text">
      <style:text-properties fo:font-size="10pt" style:font-size-asian="10pt"/>
    </style:style>
    <style:style style:name="ListLabel_20_894" style:display-name="ListLabel 894" style:family="text">
      <style:text-properties fo:font-size="10pt" style:font-size-asian="10pt"/>
    </style:style>
    <style:style style:name="ListLabel_20_895" style:display-name="ListLabel 895" style:family="text">
      <style:text-properties fo:font-size="10pt" style:font-size-asian="10pt"/>
    </style:style>
    <style:style style:name="ListLabel_20_896" style:display-name="ListLabel 896" style:family="text">
      <style:text-properties fo:font-size="10pt" style:font-size-asian="10pt"/>
    </style:style>
    <style:style style:name="ListLabel_20_897" style:display-name="ListLabel 897" style:family="text">
      <style:text-properties fo:font-size="10pt" style:font-size-asian="10pt"/>
    </style:style>
    <style:style style:name="ListLabel_20_898" style:display-name="ListLabel 898" style:family="text">
      <style:text-properties fo:font-size="10pt" style:font-size-asian="10pt"/>
    </style:style>
    <style:style style:name="ListLabel_20_899" style:display-name="ListLabel 899" style:family="text">
      <style:text-properties fo:font-size="10pt" style:font-size-asian="10pt"/>
    </style:style>
    <style:style style:name="ListLabel_20_900" style:display-name="ListLabel 900" style:family="text">
      <style:text-properties fo:font-size="10pt" style:font-size-asian="10pt"/>
    </style:style>
    <style:style style:name="ListLabel_20_901" style:display-name="ListLabel 901" style:family="text">
      <style:text-properties style:font-name="Aptos" fo:font-family="Aptos" style:font-family-generic="roman" style:font-pitch="variable" fo:font-size="10pt" style:font-size-asian="10pt"/>
    </style:style>
    <style:style style:name="ListLabel_20_902" style:display-name="ListLabel 902" style:family="text">
      <style:text-properties fo:font-size="10pt" style:font-size-asian="10pt"/>
    </style:style>
    <style:style style:name="ListLabel_20_903" style:display-name="ListLabel 903" style:family="text">
      <style:text-properties fo:font-size="10pt" style:font-size-asian="10pt"/>
    </style:style>
    <style:style style:name="ListLabel_20_904" style:display-name="ListLabel 904" style:family="text">
      <style:text-properties fo:font-size="10pt" style:font-size-asian="10pt"/>
    </style:style>
    <style:style style:name="ListLabel_20_905" style:display-name="ListLabel 905" style:family="text">
      <style:text-properties fo:font-size="10pt" style:font-size-asian="10pt"/>
    </style:style>
    <style:style style:name="ListLabel_20_906" style:display-name="ListLabel 906" style:family="text">
      <style:text-properties fo:font-size="10pt" style:font-size-asian="10pt"/>
    </style:style>
    <style:style style:name="ListLabel_20_907" style:display-name="ListLabel 907" style:family="text">
      <style:text-properties fo:font-size="10pt" style:font-size-asian="10pt"/>
    </style:style>
    <style:style style:name="ListLabel_20_908" style:display-name="ListLabel 908" style:family="text">
      <style:text-properties fo:font-size="10pt" style:font-size-asian="10pt"/>
    </style:style>
    <style:style style:name="ListLabel_20_909" style:display-name="ListLabel 909" style:family="text">
      <style:text-properties fo:font-size="10pt" style:font-size-asian="10pt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>
      <style:text-properties style:font-name="Aptos" fo:font-family="Aptos" style:font-family-generic="roman" style:font-pitch="variable" fo:font-size="10pt" style:font-size-asian="10pt"/>
    </style:style>
    <style:style style:name="ListLabel_20_920" style:display-name="ListLabel 920" style:family="text">
      <style:text-properties fo:font-size="10pt" style:font-size-asian="10pt"/>
    </style:style>
    <style:style style:name="ListLabel_20_921" style:display-name="ListLabel 921" style:family="text">
      <style:text-properties fo:font-size="10pt" style:font-size-asian="10pt"/>
    </style:style>
    <style:style style:name="ListLabel_20_922" style:display-name="ListLabel 922" style:family="text">
      <style:text-properties fo:font-size="10pt" style:font-size-asian="10pt"/>
    </style:style>
    <style:style style:name="ListLabel_20_923" style:display-name="ListLabel 923" style:family="text">
      <style:text-properties fo:font-size="10pt" style:font-size-asian="10pt"/>
    </style:style>
    <style:style style:name="ListLabel_20_924" style:display-name="ListLabel 924" style:family="text">
      <style:text-properties fo:font-size="10pt" style:font-size-asian="10pt"/>
    </style:style>
    <style:style style:name="ListLabel_20_925" style:display-name="ListLabel 925" style:family="text">
      <style:text-properties fo:font-size="10pt" style:font-size-asian="10pt"/>
    </style:style>
    <style:style style:name="ListLabel_20_926" style:display-name="ListLabel 926" style:family="text">
      <style:text-properties fo:font-size="10pt" style:font-size-asian="10pt"/>
    </style:style>
    <style:style style:name="ListLabel_20_927" style:display-name="ListLabel 927" style:family="text">
      <style:text-properties fo:font-size="10pt" style:font-size-asian="10pt"/>
    </style:style>
    <style:style style:name="ListLabel_20_928" style:display-name="ListLabel 928" style:family="text">
      <style:text-properties style:font-name="Aptos" fo:font-family="Aptos" style:font-family-generic="roman" style:font-pitch="variable" fo:font-size="10pt" style:font-size-asian="10pt"/>
    </style:style>
    <style:style style:name="ListLabel_20_929" style:display-name="ListLabel 929" style:family="text">
      <style:text-properties fo:font-size="10pt" style:font-size-asian="10pt"/>
    </style:style>
    <style:style style:name="ListLabel_20_930" style:display-name="ListLabel 930" style:family="text">
      <style:text-properties fo:font-size="10pt" style:font-size-asian="10pt"/>
    </style:style>
    <style:style style:name="ListLabel_20_931" style:display-name="ListLabel 931" style:family="text">
      <style:text-properties fo:font-size="10pt" style:font-size-asian="10pt"/>
    </style:style>
    <style:style style:name="ListLabel_20_932" style:display-name="ListLabel 932" style:family="text">
      <style:text-properties fo:font-size="10pt" style:font-size-asian="10pt"/>
    </style:style>
    <style:style style:name="ListLabel_20_933" style:display-name="ListLabel 933" style:family="text">
      <style:text-properties fo:font-size="10pt" style:font-size-asian="10pt"/>
    </style:style>
    <style:style style:name="ListLabel_20_934" style:display-name="ListLabel 934" style:family="text">
      <style:text-properties fo:font-size="10pt" style:font-size-asian="10pt"/>
    </style:style>
    <style:style style:name="ListLabel_20_935" style:display-name="ListLabel 935" style:family="text">
      <style:text-properties fo:font-size="10pt" style:font-size-asian="10pt"/>
    </style:style>
    <style:style style:name="ListLabel_20_936" style:display-name="ListLabel 936" style:family="text">
      <style:text-properties fo:font-size="10pt" style:font-size-asian="10pt"/>
    </style:style>
    <style:style style:name="ListLabel_20_937" style:display-name="ListLabel 937" style:family="text">
      <style:text-properties style:font-name="Aptos" fo:font-family="Aptos" style:font-family-generic="roman" style:font-pitch="variable" fo:font-size="10pt" style:font-size-asian="10pt"/>
    </style:style>
    <style:style style:name="ListLabel_20_938" style:display-name="ListLabel 938" style:family="text">
      <style:text-properties fo:font-size="10pt" style:font-size-asian="10pt"/>
    </style:style>
    <style:style style:name="ListLabel_20_939" style:display-name="ListLabel 939" style:family="text">
      <style:text-properties fo:font-size="10pt" style:font-size-asian="10pt"/>
    </style:style>
    <style:style style:name="ListLabel_20_940" style:display-name="ListLabel 940" style:family="text">
      <style:text-properties fo:font-size="10pt" style:font-size-asian="10pt"/>
    </style:style>
    <style:style style:name="ListLabel_20_941" style:display-name="ListLabel 941" style:family="text">
      <style:text-properties fo:font-size="10pt" style:font-size-asian="10pt"/>
    </style:style>
    <style:style style:name="ListLabel_20_942" style:display-name="ListLabel 942" style:family="text">
      <style:text-properties fo:font-size="10pt" style:font-size-asian="10pt"/>
    </style:style>
    <style:style style:name="ListLabel_20_943" style:display-name="ListLabel 943" style:family="text">
      <style:text-properties fo:font-size="10pt" style:font-size-asian="10pt"/>
    </style:style>
    <style:style style:name="ListLabel_20_944" style:display-name="ListLabel 944" style:family="text">
      <style:text-properties fo:font-size="10pt" style:font-size-asian="10pt"/>
    </style:style>
    <style:style style:name="ListLabel_20_945" style:display-name="ListLabel 945" style:family="text">
      <style:text-properties fo:font-size="10pt" style:font-size-asian="10pt"/>
    </style:style>
    <style:style style:name="ListLabel_20_946" style:display-name="ListLabel 946" style:family="text">
      <style:text-properties style:font-name="Aptos" fo:font-family="Aptos" style:font-family-generic="roman" style:font-pitch="variable" fo:font-size="10pt" style:font-size-asian="10pt"/>
    </style:style>
    <style:style style:name="ListLabel_20_947" style:display-name="ListLabel 947" style:family="text">
      <style:text-properties fo:font-size="10pt" style:font-size-asian="10pt"/>
    </style:style>
    <style:style style:name="ListLabel_20_948" style:display-name="ListLabel 948" style:family="text">
      <style:text-properties fo:font-size="10pt" style:font-size-asian="10pt"/>
    </style:style>
    <style:style style:name="ListLabel_20_949" style:display-name="ListLabel 949" style:family="text">
      <style:text-properties fo:font-size="10pt" style:font-size-asian="10pt"/>
    </style:style>
    <style:style style:name="ListLabel_20_950" style:display-name="ListLabel 950" style:family="text">
      <style:text-properties fo:font-size="10pt" style:font-size-asian="10pt"/>
    </style:style>
    <style:style style:name="ListLabel_20_951" style:display-name="ListLabel 951" style:family="text">
      <style:text-properties fo:font-size="10pt" style:font-size-asian="10pt"/>
    </style:style>
    <style:style style:name="ListLabel_20_952" style:display-name="ListLabel 952" style:family="text">
      <style:text-properties fo:font-size="10pt" style:font-size-asian="10pt"/>
    </style:style>
    <style:style style:name="ListLabel_20_953" style:display-name="ListLabel 953" style:family="text">
      <style:text-properties fo:font-size="10pt" style:font-size-asian="10pt"/>
    </style:style>
    <style:style style:name="ListLabel_20_954" style:display-name="ListLabel 954" style:family="text">
      <style:text-properties fo:font-size="10pt" style:font-size-asian="10pt"/>
    </style:style>
    <style:style style:name="ListLabel_20_955" style:display-name="ListLabel 955" style:family="text">
      <style:text-properties style:font-name="Aptos" fo:font-family="Aptos" style:font-family-generic="roman" style:font-pitch="variable" fo:font-size="10pt" style:font-size-asian="10pt"/>
    </style:style>
    <style:style style:name="ListLabel_20_956" style:display-name="ListLabel 956" style:family="text">
      <style:text-properties fo:font-size="10pt" style:font-size-asian="10pt"/>
    </style:style>
    <style:style style:name="ListLabel_20_957" style:display-name="ListLabel 957" style:family="text">
      <style:text-properties fo:font-size="10pt" style:font-size-asian="10pt"/>
    </style:style>
    <style:style style:name="ListLabel_20_958" style:display-name="ListLabel 958" style:family="text">
      <style:text-properties fo:font-size="10pt" style:font-size-asian="10pt"/>
    </style:style>
    <style:style style:name="ListLabel_20_959" style:display-name="ListLabel 959" style:family="text">
      <style:text-properties fo:font-size="10pt" style:font-size-asian="10pt"/>
    </style:style>
    <style:style style:name="ListLabel_20_960" style:display-name="ListLabel 960" style:family="text">
      <style:text-properties fo:font-size="10pt" style:font-size-asian="10pt"/>
    </style:style>
    <style:style style:name="ListLabel_20_961" style:display-name="ListLabel 961" style:family="text">
      <style:text-properties fo:font-size="10pt" style:font-size-asian="10pt"/>
    </style:style>
    <style:style style:name="ListLabel_20_962" style:display-name="ListLabel 962" style:family="text">
      <style:text-properties fo:font-size="10pt" style:font-size-asian="10pt"/>
    </style:style>
    <style:style style:name="ListLabel_20_963" style:display-name="ListLabel 963" style:family="text">
      <style:text-properties fo:font-size="10pt" style:font-size-asian="10pt"/>
    </style:style>
    <style:style style:name="ListLabel_20_964" style:display-name="ListLabel 964" style:family="text">
      <style:text-properties style:font-name="Aptos" fo:font-family="Aptos" style:font-family-generic="roman" style:font-pitch="variable" fo:font-size="10pt" style:font-size-asian="10pt"/>
    </style:style>
    <style:style style:name="ListLabel_20_965" style:display-name="ListLabel 965" style:family="text">
      <style:text-properties fo:font-size="10pt" style:font-size-asian="10pt"/>
    </style:style>
    <style:style style:name="ListLabel_20_966" style:display-name="ListLabel 966" style:family="text">
      <style:text-properties fo:font-size="10pt" style:font-size-asian="10pt"/>
    </style:style>
    <style:style style:name="ListLabel_20_967" style:display-name="ListLabel 967" style:family="text">
      <style:text-properties fo:font-size="10pt" style:font-size-asian="10pt"/>
    </style:style>
    <style:style style:name="ListLabel_20_968" style:display-name="ListLabel 968" style:family="text">
      <style:text-properties fo:font-size="10pt" style:font-size-asian="10pt"/>
    </style:style>
    <style:style style:name="ListLabel_20_969" style:display-name="ListLabel 969" style:family="text">
      <style:text-properties fo:font-size="10pt" style:font-size-asian="10pt"/>
    </style:style>
    <style:style style:name="ListLabel_20_970" style:display-name="ListLabel 970" style:family="text">
      <style:text-properties fo:font-size="10pt" style:font-size-asian="10pt"/>
    </style:style>
    <style:style style:name="ListLabel_20_971" style:display-name="ListLabel 971" style:family="text">
      <style:text-properties fo:font-size="10pt" style:font-size-asian="10pt"/>
    </style:style>
    <style:style style:name="ListLabel_20_972" style:display-name="ListLabel 972" style:family="text">
      <style:text-properties fo:font-size="10pt" style:font-size-asian="10pt"/>
    </style:style>
    <style:style style:name="ListLabel_20_973" style:display-name="ListLabel 973" style:family="text">
      <style:text-properties style:font-name="Aptos" fo:font-family="Aptos" style:font-family-generic="roman" style:font-pitch="variable" fo:font-size="10pt" style:font-size-asian="10pt"/>
    </style:style>
    <style:style style:name="ListLabel_20_974" style:display-name="ListLabel 974" style:family="text">
      <style:text-properties fo:font-size="10pt" style:font-size-asian="10pt"/>
    </style:style>
    <style:style style:name="ListLabel_20_975" style:display-name="ListLabel 975" style:family="text">
      <style:text-properties fo:font-size="10pt" style:font-size-asian="10pt"/>
    </style:style>
    <style:style style:name="ListLabel_20_976" style:display-name="ListLabel 976" style:family="text">
      <style:text-properties fo:font-size="10pt" style:font-size-asian="10pt"/>
    </style:style>
    <style:style style:name="ListLabel_20_977" style:display-name="ListLabel 977" style:family="text">
      <style:text-properties fo:font-size="10pt" style:font-size-asian="10pt"/>
    </style:style>
    <style:style style:name="ListLabel_20_978" style:display-name="ListLabel 978" style:family="text">
      <style:text-properties fo:font-size="10pt" style:font-size-asian="10pt"/>
    </style:style>
    <style:style style:name="ListLabel_20_979" style:display-name="ListLabel 979" style:family="text">
      <style:text-properties fo:font-size="10pt" style:font-size-asian="10pt"/>
    </style:style>
    <style:style style:name="ListLabel_20_980" style:display-name="ListLabel 980" style:family="text">
      <style:text-properties fo:font-size="10pt" style:font-size-asian="10pt"/>
    </style:style>
    <style:style style:name="ListLabel_20_981" style:display-name="ListLabel 981" style:family="text">
      <style:text-properties fo:font-size="10pt" style:font-size-asian="10pt"/>
    </style:style>
    <style:style style:name="ListLabel_20_982" style:display-name="ListLabel 982" style:family="text">
      <style:text-properties style:font-name="Aptos" fo:font-family="Aptos" style:font-family-generic="roman" style:font-pitch="variable" fo:font-size="10pt" style:font-size-asian="10pt"/>
    </style:style>
    <style:style style:name="ListLabel_20_983" style:display-name="ListLabel 983" style:family="text">
      <style:text-properties fo:font-size="10pt" style:font-size-asian="10pt"/>
    </style:style>
    <style:style style:name="ListLabel_20_984" style:display-name="ListLabel 984" style:family="text">
      <style:text-properties fo:font-size="10pt" style:font-size-asian="10pt"/>
    </style:style>
    <style:style style:name="ListLabel_20_985" style:display-name="ListLabel 985" style:family="text">
      <style:text-properties fo:font-size="10pt" style:font-size-asian="10pt"/>
    </style:style>
    <style:style style:name="ListLabel_20_986" style:display-name="ListLabel 986" style:family="text">
      <style:text-properties fo:font-size="10pt" style:font-size-asian="10pt"/>
    </style:style>
    <style:style style:name="ListLabel_20_987" style:display-name="ListLabel 987" style:family="text">
      <style:text-properties fo:font-size="10pt" style:font-size-asian="10pt"/>
    </style:style>
    <style:style style:name="ListLabel_20_988" style:display-name="ListLabel 988" style:family="text">
      <style:text-properties fo:font-size="10pt" style:font-size-asian="10pt"/>
    </style:style>
    <style:style style:name="ListLabel_20_989" style:display-name="ListLabel 989" style:family="text">
      <style:text-properties fo:font-size="10pt" style:font-size-asian="10pt"/>
    </style:style>
    <style:style style:name="ListLabel_20_990" style:display-name="ListLabel 990" style:family="text">
      <style:text-properties fo:font-size="10pt" style:font-size-asian="10pt"/>
    </style:style>
    <style:style style:name="ListLabel_20_991" style:display-name="ListLabel 991" style:family="text">
      <style:text-properties style:font-name="Aptos" fo:font-family="Aptos" style:font-family-generic="roman" style:font-pitch="variable" fo:font-size="10pt" style:font-size-asian="10pt"/>
    </style:style>
    <style:style style:name="ListLabel_20_992" style:display-name="ListLabel 992" style:family="text">
      <style:text-properties fo:font-size="10pt" style:font-size-asian="10pt"/>
    </style:style>
    <style:style style:name="ListLabel_20_993" style:display-name="ListLabel 993" style:family="text">
      <style:text-properties fo:font-size="10pt" style:font-size-asian="10pt"/>
    </style:style>
    <style:style style:name="ListLabel_20_994" style:display-name="ListLabel 994" style:family="text">
      <style:text-properties fo:font-size="10pt" style:font-size-asian="10pt"/>
    </style:style>
    <style:style style:name="ListLabel_20_995" style:display-name="ListLabel 995" style:family="text">
      <style:text-properties fo:font-size="10pt" style:font-size-asian="10pt"/>
    </style:style>
    <style:style style:name="ListLabel_20_996" style:display-name="ListLabel 996" style:family="text">
      <style:text-properties fo:font-size="10pt" style:font-size-asian="10pt"/>
    </style:style>
    <style:style style:name="ListLabel_20_997" style:display-name="ListLabel 997" style:family="text">
      <style:text-properties fo:font-size="10pt" style:font-size-asian="10pt"/>
    </style:style>
    <style:style style:name="ListLabel_20_998" style:display-name="ListLabel 998" style:family="text">
      <style:text-properties fo:font-size="10pt" style:font-size-asian="10pt"/>
    </style:style>
    <style:style style:name="ListLabel_20_999" style:display-name="ListLabel 999" style:family="text">
      <style:text-properties fo:font-size="10pt" style:font-size-asian="10pt"/>
    </style:style>
    <style:style style:name="ListLabel_20_1000" style:display-name="ListLabel 1000" style:family="text">
      <style:text-properties style:font-name="Aptos" fo:font-family="Aptos" style:font-family-generic="roman" style:font-pitch="variable" fo:font-size="10pt" style:font-size-asian="10pt"/>
    </style:style>
    <style:style style:name="ListLabel_20_1001" style:display-name="ListLabel 1001" style:family="text">
      <style:text-properties fo:font-size="10pt" style:font-size-asian="10pt"/>
    </style:style>
    <style:style style:name="ListLabel_20_1002" style:display-name="ListLabel 1002" style:family="text">
      <style:text-properties fo:font-size="10pt" style:font-size-asian="10pt"/>
    </style:style>
    <style:style style:name="ListLabel_20_1003" style:display-name="ListLabel 1003" style:family="text">
      <style:text-properties fo:font-size="10pt" style:font-size-asian="10pt"/>
    </style:style>
    <style:style style:name="ListLabel_20_1004" style:display-name="ListLabel 1004" style:family="text">
      <style:text-properties fo:font-size="10pt" style:font-size-asian="10pt"/>
    </style:style>
    <style:style style:name="ListLabel_20_1005" style:display-name="ListLabel 1005" style:family="text">
      <style:text-properties fo:font-size="10pt" style:font-size-asian="10pt"/>
    </style:style>
    <style:style style:name="ListLabel_20_1006" style:display-name="ListLabel 1006" style:family="text">
      <style:text-properties fo:font-size="10pt" style:font-size-asian="10pt"/>
    </style:style>
    <style:style style:name="ListLabel_20_1007" style:display-name="ListLabel 1007" style:family="text">
      <style:text-properties fo:font-size="10pt" style:font-size-asian="10pt"/>
    </style:style>
    <style:style style:name="ListLabel_20_1008" style:display-name="ListLabel 1008" style:family="text">
      <style:text-properties fo:font-size="10pt" style:font-size-asian="10pt"/>
    </style:style>
    <style:style style:name="ListLabel_20_1009" style:display-name="ListLabel 1009" style:family="text">
      <style:text-properties style:font-name="Aptos" fo:font-family="Aptos" style:font-family-generic="roman" style:font-pitch="variable" fo:font-size="10pt" style:font-size-asian="10pt"/>
    </style:style>
    <style:style style:name="ListLabel_20_1010" style:display-name="ListLabel 1010" style:family="text">
      <style:text-properties fo:font-size="10pt" style:font-size-asian="10pt"/>
    </style:style>
    <style:style style:name="ListLabel_20_1011" style:display-name="ListLabel 1011" style:family="text">
      <style:text-properties fo:font-size="10pt" style:font-size-asian="10pt"/>
    </style:style>
    <style:style style:name="ListLabel_20_1012" style:display-name="ListLabel 1012" style:family="text">
      <style:text-properties fo:font-size="10pt" style:font-size-asian="10pt"/>
    </style:style>
    <style:style style:name="ListLabel_20_1013" style:display-name="ListLabel 1013" style:family="text">
      <style:text-properties fo:font-size="10pt" style:font-size-asian="10pt"/>
    </style:style>
    <style:style style:name="ListLabel_20_1014" style:display-name="ListLabel 1014" style:family="text">
      <style:text-properties fo:font-size="10pt" style:font-size-asian="10pt"/>
    </style:style>
    <style:style style:name="ListLabel_20_1015" style:display-name="ListLabel 1015" style:family="text">
      <style:text-properties fo:font-size="10pt" style:font-size-asian="10pt"/>
    </style:style>
    <style:style style:name="ListLabel_20_1016" style:display-name="ListLabel 1016" style:family="text">
      <style:text-properties fo:font-size="10pt" style:font-size-asian="10pt"/>
    </style:style>
    <style:style style:name="ListLabel_20_1017" style:display-name="ListLabel 1017" style:family="text">
      <style:text-properties fo:font-size="10pt" style:font-size-asian="10pt"/>
    </style:style>
    <style:style style:name="ListLabel_20_1018" style:display-name="ListLabel 1018" style:family="text">
      <style:text-properties style:font-name="Aptos" fo:font-family="Aptos" style:font-family-generic="roman" style:font-pitch="variable" fo:font-size="10pt" style:font-size-asian="10pt"/>
    </style:style>
    <style:style style:name="ListLabel_20_1019" style:display-name="ListLabel 1019" style:family="text">
      <style:text-properties fo:font-size="10pt" style:font-size-asian="10pt"/>
    </style:style>
    <style:style style:name="ListLabel_20_1020" style:display-name="ListLabel 1020" style:family="text">
      <style:text-properties fo:font-size="10pt" style:font-size-asian="10pt"/>
    </style:style>
    <style:style style:name="ListLabel_20_1021" style:display-name="ListLabel 1021" style:family="text">
      <style:text-properties fo:font-size="10pt" style:font-size-asian="10pt"/>
    </style:style>
    <style:style style:name="ListLabel_20_1022" style:display-name="ListLabel 1022" style:family="text">
      <style:text-properties fo:font-size="10pt" style:font-size-asian="10pt"/>
    </style:style>
    <style:style style:name="ListLabel_20_1023" style:display-name="ListLabel 1023" style:family="text">
      <style:text-properties fo:font-size="10pt" style:font-size-asian="10pt"/>
    </style:style>
    <style:style style:name="ListLabel_20_1024" style:display-name="ListLabel 1024" style:family="text">
      <style:text-properties fo:font-size="10pt" style:font-size-asian="10pt"/>
    </style:style>
    <style:style style:name="ListLabel_20_1025" style:display-name="ListLabel 1025" style:family="text">
      <style:text-properties fo:font-size="10pt" style:font-size-asian="10pt"/>
    </style:style>
    <style:style style:name="ListLabel_20_1026" style:display-name="ListLabel 1026" style:family="text">
      <style:text-properties fo:font-size="10pt" style:font-size-asian="10pt"/>
    </style:style>
    <style:style style:name="ListLabel_20_1027" style:display-name="ListLabel 1027" style:family="text">
      <style:text-properties style:font-name="Aptos" fo:font-family="Aptos" style:font-family-generic="roman" style:font-pitch="variable" fo:font-size="10pt" style:font-size-asian="10pt"/>
    </style:style>
    <style:style style:name="ListLabel_20_1028" style:display-name="ListLabel 1028" style:family="text">
      <style:text-properties fo:font-size="10pt" style:font-size-asian="10pt"/>
    </style:style>
    <style:style style:name="ListLabel_20_1029" style:display-name="ListLabel 1029" style:family="text">
      <style:text-properties fo:font-size="10pt" style:font-size-asian="10pt"/>
    </style:style>
    <style:style style:name="ListLabel_20_1030" style:display-name="ListLabel 1030" style:family="text">
      <style:text-properties fo:font-size="10pt" style:font-size-asian="10pt"/>
    </style:style>
    <style:style style:name="ListLabel_20_1031" style:display-name="ListLabel 1031" style:family="text">
      <style:text-properties fo:font-size="10pt" style:font-size-asian="10pt"/>
    </style:style>
    <style:style style:name="ListLabel_20_1032" style:display-name="ListLabel 1032" style:family="text">
      <style:text-properties fo:font-size="10pt" style:font-size-asian="10pt"/>
    </style:style>
    <style:style style:name="ListLabel_20_1033" style:display-name="ListLabel 1033" style:family="text">
      <style:text-properties fo:font-size="10pt" style:font-size-asian="10pt"/>
    </style:style>
    <style:style style:name="ListLabel_20_1034" style:display-name="ListLabel 1034" style:family="text">
      <style:text-properties fo:font-size="10pt" style:font-size-asian="10pt"/>
    </style:style>
    <style:style style:name="ListLabel_20_1035" style:display-name="ListLabel 1035" style:family="text">
      <style:text-properties fo:font-size="10pt" style:font-size-asian="10pt"/>
    </style:style>
    <style:style style:name="ListLabel_20_1036" style:display-name="ListLabel 1036" style:family="text">
      <style:text-properties style:font-name="Aptos" fo:font-family="Aptos" style:font-family-generic="roman" style:font-pitch="variable" fo:font-size="10pt" style:font-size-asian="10pt"/>
    </style:style>
    <style:style style:name="ListLabel_20_1037" style:display-name="ListLabel 1037" style:family="text">
      <style:text-properties fo:font-size="10pt" style:font-size-asian="10pt"/>
    </style:style>
    <style:style style:name="ListLabel_20_1038" style:display-name="ListLabel 1038" style:family="text">
      <style:text-properties fo:font-size="10pt" style:font-size-asian="10pt"/>
    </style:style>
    <style:style style:name="ListLabel_20_1039" style:display-name="ListLabel 1039" style:family="text">
      <style:text-properties fo:font-size="10pt" style:font-size-asian="10pt"/>
    </style:style>
    <style:style style:name="ListLabel_20_1040" style:display-name="ListLabel 1040" style:family="text">
      <style:text-properties fo:font-size="10pt" style:font-size-asian="10pt"/>
    </style:style>
    <style:style style:name="ListLabel_20_1041" style:display-name="ListLabel 1041" style:family="text">
      <style:text-properties fo:font-size="10pt" style:font-size-asian="10pt"/>
    </style:style>
    <style:style style:name="ListLabel_20_1042" style:display-name="ListLabel 1042" style:family="text">
      <style:text-properties fo:font-size="10pt" style:font-size-asian="10pt"/>
    </style:style>
    <style:style style:name="ListLabel_20_1043" style:display-name="ListLabel 1043" style:family="text">
      <style:text-properties fo:font-size="10pt" style:font-size-asian="10pt"/>
    </style:style>
    <style:style style:name="ListLabel_20_1044" style:display-name="ListLabel 104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5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5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5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7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7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7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7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1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2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2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2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2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2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3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3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4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4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4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5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5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5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5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5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6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6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6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6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7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7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7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7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8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8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8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8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8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9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9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9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9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0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0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0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0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1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1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1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1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1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1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2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2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2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2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2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2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3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3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3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3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3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4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64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5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5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5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5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5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5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6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6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6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6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6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ListLabel_20_6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7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8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8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8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8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ListLabel_20_6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8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9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9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0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0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ListLabel_20_7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0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ListLabel_20_7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1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2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2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2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2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2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2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3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3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3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3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3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3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3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text:style-name="ListLabel_20_7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5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5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5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5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5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5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text:style-name="ListLabel_20_7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bullet text:level="1" text:style-name="ListLabel_20_7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7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7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8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8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bullet text:level="1" text:style-name="ListLabel_20_7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8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9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9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9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0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text:style-name="ListLabel_20_8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bullet text:level="1" text:style-name="ListLabel_20_8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text:style-name="ListLabel_20_8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bullet text:level="1" text:style-name="ListLabel_20_8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5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text:style-name="ListLabel_20_8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6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bullet text:level="1" text:style-name="ListLabel_20_8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7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text:style-name="ListLabel_20_8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9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8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8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text:style-name="ListLabel_20_9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text:style-name="ListLabel_20_9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4">
      <text:list-level-style-bullet text:level="1" text:style-name="ListLabel_20_9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text:style-name="ListLabel_20_9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6">
      <text:list-level-style-bullet text:level="1" text:style-name="ListLabel_20_9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text:style-name="ListLabel_20_9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8">
      <text:list-level-style-bullet text:level="1" text:style-name="ListLabel_20_9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text:style-name="ListLabel_20_9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0">
      <text:list-level-style-bullet text:level="1" text:style-name="ListLabel_20_9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text:style-name="ListLabel_20_9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9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9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9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bullet text:level="1" text:style-name="ListLabel_20_10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10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10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10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10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0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0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0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0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-tema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hnny Strømø</meta:initial-creator>
    <meta:editing-cycles>13</meta:editing-cycles>
    <meta:creation-date>2025-09-10T07:42:00</meta:creation-date>
    <dc:date>2025-10-13T20:47:36.734298800</dc:date>
    <meta:editing-duration>P1DT23H48M26S</meta:editing-duration>
    <meta:generator>LibreOffice/25.8.2.2$Windows_X86_64 LibreOffice_project/d401f2107ccab8f924a8e2df40f573aab7605b6f</meta:generator>
    <meta:document-statistic meta:table-count="1" meta:image-count="0" meta:object-count="0" meta:page-count="8" meta:paragraph-count="187" meta:word-count="1560" meta:character-count="10737" meta:non-whitespace-character-count="9460"/>
    <meta:user-defined meta:name="AppVersion">16.0000</meta:user-defined>
    <meta:template xlink:type="simple" xlink:actuate="onRequest" xlink:title="Normal.dotm" xlink:href=""/>
  </office:meta>
</office:document-meta>
</file>